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62110"/>
    </style:style>
    <style:style style:name="P2" style:family="paragraph" style:parent-style-name="Standard">
      <style:text-properties officeooo:paragraph-rsid="0007e063"/>
    </style:style>
    <style:style style:name="P3" style:family="paragraph" style:parent-style-name="Standard">
      <style:text-properties officeooo:paragraph-rsid="000981ea"/>
    </style:style>
    <style:style style:name="P4" style:family="paragraph" style:parent-style-name="Standard">
      <style:text-properties officeooo:paragraph-rsid="000b5b47"/>
    </style:style>
    <style:style style:name="P5" style:family="paragraph" style:parent-style-name="Standard">
      <style:text-properties officeooo:paragraph-rsid="000c53b6"/>
    </style:style>
    <style:style style:name="T1" style:family="text">
      <style:text-properties fo:language="en" fo:country="US"/>
    </style:style>
    <style:style style:name="T2" style:family="text">
      <style:text-properties officeooo:rsid="00062110"/>
    </style:style>
    <style:style style:name="T3" style:family="text">
      <style:text-properties fo:font-style="italic"/>
    </style:style>
    <style:style style:name="T4" style:family="text">
      <style:text-properties officeooo:rsid="0007e063"/>
    </style:style>
    <style:style style:name="T5" style:family="text">
      <style:text-properties officeooo:rsid="000981ea"/>
    </style:style>
    <style:style style:name="T6" style:family="text">
      <style:text-properties officeooo:rsid="000b5b47"/>
    </style:style>
    <style:style style:name="T7" style:family="text">
      <style:text-properties officeooo:rsid="000c53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Report of Referee A -- LQ16123/Hellier<text:line-break/>------------------------------<text:line-break/><text:line-break/>This work presents a mean-field study of a one-dimensional non<text:line-break/>equilibrium transport model: particles diffuse on a lattice, and<text:line-break/>interact through both excluded-volume interactions and through<text:line-break/>attractive <text:span text:style-name="T1">nearest-neighbor</text:span> interactions. Mean-field analysis shows a<text:line-break/>phase transition from a regime with positive flux to a regime without<text:line-break/>flux.<text:line-break/><text:line-break/>This manuscript has one issue: the main result found, namely a phase<text:line-break/>transition from a positive-flux phase to a zero-flux phase, seems to<text:line-break/>be an artifact of the mean-field approximation (see figure 2 and<text:line-break/>figure 4). At least, that is what the authors conclude: "However, one<text:line-break/>of the key predictions of the MFT - that a sharp transition to a<text:line-break/>no-flow regime occurs when "\lambda" becomes small enough (at least<text:line-break/>for 3 of the 4 sets of boundary conditions we investigated here) - is<text:line-break/>not realized in our simulations."<text:line-break/><text:line-break/>The fact that the main result is only recovered in a mean-field<text:line-break/>approximation is not clearly mentioned in the abstract, where it is<text:line-break/>stated that: "Neither the Ising model nor SEP have a phase transition<text:line-break/>in 1D, but the SPM exhibits a non-equilibrium transition from a<text:line-break/>diffusive to a blocked state as stickiness increases." Can the authors<text:line-break/>clarify: does the model has a non equilibrium phase transition, or<text:line-break/>does the model has no non-equilibrium phase transition?<text:line-break/><text:line-break/>Since the main result of the paper seems to be a consequence of a<text:line-break/>"bad" approximation --- namely a mean-field approximation ---, rather<text:line-break/>than a description of the actual phenomenology of the model, I do not<text:line-break/>recommend to publish this manuscript in PRL.<text:line-break/></text:p>
      <text:p text:style-name="P1"/>
      <text:p text:style-name="P1">- I think that we did not make our original point clearly enough; the additions to the paper should make this more clear. We DO observe a transition, in the sense that the way that the flow rate scales with lambda changes. This is about as clear as transitions get in nonequilibrium statmech. <text:span text:style-name="T2">As for our MFT, we never expected it to be a particularly good predictor, as it is a 1D MFT. However, it is the breakdown of the MFT which suggested that the transition might occur in the first place, and inspired us to look for the transition, which we found.</text:span></text:p>
      <text:p text:style-name="P1"/>
      <text:p text:style-name="P1"><text:line-break/>Minor comments:<text:line-break/><text:line-break/>1) In the abstract it is said that:<text:line-break/><text:line-break/>"We prove that SPM is also a detailed-balance respecting,<text:line-break/>particle-conserving, Monte Carlo description of the Ising model."<text:line-break/><text:line-break/>This sentence seems to indicate that the authors prove an outstanding<text:line-break/>problem. But, isn't the detail balance criterion an immediate<text:line-break/>consequence of the definition of the model?</text:p>
      <text:p text:style-name="P1"><text:soft-page-break/></text:p>
      <text:p text:style-name="P1">-Of course detailed balance is always consequence of the definition of the model.  However, the model is defined in terms of rates, so we feel that it is not trivial and worth proving (see Referee B point 1).  Some well-known models defined by rates, e.g. ASEP, do not have detailed balance and it is sometimes assumed that this lack of detailed balance is necessary for non-trivial flow behaviour.<text:line-break/></text:p>
      <text:p text:style-name="P1">2) "Thus, the MFT says that the particles should diffuse with a<text:line-break/>diffusion coefficient A(s\rho) which depends upon the local density."<text:line-break/><text:line-break/>I think A(rho) should be D(rho).</text:p>
      <text:p text:style-name="P1"/>
      <text:p text:style-name="P1">-<text:span text:style-name="T2">That was an error left over from a previous draft of the paper, and has been fixed.</text:span><text:line-break/><text:line-break/>------------------------------<text:line-break/>Report of Referee B -- LQ16123/Hellier<text:line-break/>------------------------------<text:line-break/><text:line-break/>In the manuscript "On The Diffusion of Sticky Particles in 1-D", the<text:line-break/>authors look into a variant of the so-called Symmetric Exclusion<text:line-break/>Process (SEP). They consider a 1d lattice model in which lattices<text:line-break/>sites can be occupied or empty, and particles may hop to empty<text:line-break/>adjacent sites. The difference with the usual SEP model stems from the<text:line-break/>considered transition rate, which in this work depends on the state of<text:line-break/>the hopping particle's nearest neighbors sites. If one of these sites<text:line-break/>is occupied, the hopping rate is reduced by a factor $\lambda$ and<text:line-break/>this is reasoned to be modelling "stickiness" between neighboring<text:line-break/>particles. This model, although very simple, does not seem to have<text:line-break/>been proposed before in the physics literature, although see more<text:line-break/>concrete comments on this point below.<text:line-break/><text:line-break/>My reading of the paper ended with mixed feelings, so to say. On the<text:line-break/>one hand, I think that the results, which are interesting and<text:line-break/>non-trivial, reported in this paper are solid and thus the paper is<text:line-break/>undoubtedly publishable science. On the other hand, the paper is not<text:line-break/>well written and, without doubt, the results can be presented in a<text:line-break/>much clearer way. Besides, the paper lacks a discussion on the<text:line-break/>relation of the present work with other approaches, such as the<text:line-break/>general field of dynamical 1d Ising models or the diffusion of sticky<text:line-break/>particles in 1d. With regard to the specific criteria for acceptance<text:line-break/>in the Physical Review Letters, honestly I do not see that this paper<text:line-break/>meets any of them: the work is certainly interesting to the community<text:line-break/>of people working in 1d systems, who look for<text:line-break/>exact/perturbative/approximate results therein, but not for all<text:line-break/>physicists. In this particular field, I would not say that this work<text:line-break/>represents a substantial advance; after a major revision the obtained<text:line-break/>results might certainly be published in a specialized journal such as<text:line-break/>the Physical Review E (or JSTAT or JSP, thinking of journals outside<text:line-break/>the APS ecosystem).<text:line-break/><text:line-break/>Some more specific points below:<text:line-break/><text:line-break/>1) The authors should enhance the part of the paper devoted to the<text:line-break/><text:soft-page-break/>introduction of the model and link it with other approaches, such as<text:line-break/>dynamical Ising models or sticky particles in 1d.<text:line-break/><text:line-break/>a) The authors state that "It seems that space of highly-local<text:line-break/>exclusion models is so tightly constrained in one-dimension that there<text:line-break/>is no option but to comply with the detailed balance condition."<text:line-break/><text:line-break/>Is this a speculative sentence or is there an available proof for<text:line-break/>this? If the right choice is the latter, please give a reference and a<text:line-break/>precise statement of what the authors want to say (it seems quite a<text:line-break/>strong statement, given the equivalence between particle/hole models<text:line-break/>and Ising models.) If it is the former, give some hint of the<text:line-break/>physical/mathematical reason or delete the sentence.</text:p>
      <text:p text:style-name="P1"/>
      <text:p text:style-name="P2">-We presented a proof in the SM, and now are more specific about the class of models which we refer to. <text:line-break/><text:line-break/>b) Given that detailed balance holds, a certain effective "energy" can<text:line-break/>be written for the model, which the authors state that are<text:line-break/>"proportional to the number of particle-particle adjacencies in the<text:line-break/>system".<text:line-break/><text:line-break/>If I am getting this right, what the authors say in spin variables<text:line-break/>($n_i=(1+\sigma_i)/2$ can be rewritten as the usual Ising model with<text:line-break/>nearest neighbor interactions in the presence of an external field.<text:line-break/>Since the proposed rates verify detailed balance, I suspect that the<text:line-break/>authors are considering a variation of the Metropolis (or Glauber's)<text:line-break/>transition rates.<text:line-break/><text:line-break/>Is this the correct picture? If so, it seems a bit exaggerated to<text:line-break/>speak of a "new" model and it would be fairer to speak of a new<text:line-break/>"interpretation" of a previously existing model.</text:p>
      <text:p text:style-name="P2"/>
      <text:p text:style-name="P2">-As we said in the abstract, the Ising Hamiltonian does apply to the system and there is no field.   <text:line-break/>This is a particle model, not a spin one, so away from the boundaries the dynamics conserve  particle number (i.e. they are not Glauber).  The referee is right that, <text:span text:style-name="T3">in equilibrium</text:span>, our dynamics must reproduce the Ising model because of detailed balance.<text:line-break/>It sounds as if the referee suspects we are simply providing a new interpretation of the Ising model with novel dynamics:<text:line-break/>such a suspicion would rightly lead to saying: "I would not say that this work represents a substantial advance".  <text:line-break/><text:line-break/>In fact, we do much more than this.  The novelty is to show that non-trivial flow behaviour in a system driven from its boundaries: previous workers have had to introduce fields or other detail-balance violating local asymmetries in the dynamics.<text:line-break/>We are aware that PRL discourages use of "new" and avoid the word.<text:line-break/><text:line-break/>We did verify the Ising-like equilibrium behaviour, but only to test the coding - we didn't think that result interesting enough to include in PRL.<text:line-break/><text:line-break/>b) Sticky particles in 1d have been thoroughly investigated. The<text:line-break/>literature is so large that it is difficult to give specific<text:line-break/><text:soft-page-break/>references, but the authors may have a look at:<text:line-break/><text:line-break/>- S. F. Shandarin and Y. B. Zeldovich, Reviews of Modern Physics 61,<text:line-break/>185 (1989).<text:line-break/><text:line-break/>- L. Frachebourg, Phys. Rev. Lett. 82, 1502 (1999).<text:line-break/><text:line-break/>- L. Frachebourg, P. Martin, and J. Piasecki, Phys. A. 279, 69 (2000).<text:line-break/><text:line-break/>- E. Ben-Naim, S. Y. Chen, G. D. Doolen, and S. Redner, Phys. Rev.<text:line-break/>Lett. 83, 4069 (1999).<text:line-break/><text:line-break/>The last paper deals with a granular gas in 1d, which is shown to<text:line-break/>behave (for long enough times) in a manner completely analogous to a<text:line-break/>perfectly sticky gas (second and third papers). May the model proposed<text:line-break/>by the authors be connected to the granular gas in some (approximate)<text:line-break/>way?</text:p>
      <text:p text:style-name="P2"/>
      <text:p text:style-name="P3">- <text:span text:style-name="T4">Perhaps, but the kinds of situations and quantities presented in these papers are different to in ours, so direct comparison is difficult.</text:span><text:line-break/><text:line-break/>2) The general presentation is definitely improvable. Some comments,<text:line-break/>not trying to be exhaustive, which show that the preparation has not<text:line-break/>been careful enough:<text:line-break/><text:line-break/>a) $x_0$ in (5) has not been defined previously.<text:line-break/><text:line-break/>b) $J_0$ in (5) is a constant to be determined or it is supposed to<text:line-break/>have a specific expression at this point? In (6), I wonder whether $J$<text:line-break/>should be $J_0$.<text:line-break/><text:line-break/>c) Before (5), the authors say "and by integrating both sides of that<text:line-break/>equation with respect to x we find that (...)"; which equation are the<text:line-break/>authors referring to, the inline equation $J(x)=J_0$ or a different<text:line-break/>one?<text:line-break/><text:line-break/>d) In page 3, $\rho_B$ and $rho_T$ are introduced for<text:line-break/>$\rho_M\pm\delta\rho$. They were called before $\rho_0$ and $\rho_L$<text:line-break/>in (6), if I have not lost the thread. Why the change of notation?<text:line-break/>Curiously, again $\rho_0$ and $\rho_L$ are defined in the following<text:line-break/>paragraph.<text:line-break/><text:line-break/>e) The term "block" is repeatedly used but it is not defined, for<text:line-break/>example when below (6) the authors state "We may consider applying<text:line-break/>small concentration gradients across a block (...) "Doing so, we find<text:line-break/>that the effective diffusion coefficient of the block $D_{Eff}=...$<text:line-break/>(...)" Is a block the whole system (the boundary conditions are at 0<text:line-break/>and L) or a part of the system?</text:p>
      <text:p text:style-name="P3"/>
      <text:p text:style-name="P3">-<text:span text:style-name="T5">These issues should now all be fixed.</text:span><text:line-break/><text:line-break/><text:soft-page-break/>3) After (7), can the authors comment something on the expression they<text:line-break/>have just derived?</text:p>
      <text:p text:style-name="P3"/>
      <text:p text:style-name="P3">-<text:span text:style-name="T5">We have referred to a previous equation, as we would make the same comments about both.</text:span><text:line-break/><text:line-break/>4) In the first paragraph of the article, after the sentence "This is<text:line-break/>unfortunate because it is precisely these nonlinearities which<text:line-break/>introduce interesting behaviors such as discontinuities at the<text:line-break/>oxide-metal interface or diffusion instability.", suitable references<text:line-break/>must be provided.</text:p>
      <text:p text:style-name="P3"/>
      <text:p text:style-name="P3">-<text:span text:style-name="T5">Done</text:span><text:line-break/><text:line-break/>5) System sizes are very small, 32, 64, 124 sites. In Fig. 2, the<text:line-break/>authors say that sizes 32 and 64 give similar results. The authors<text:line-break/>should include some explicit comparison of the results for different<text:line-break/>sizes. Why the larger system in Fig. 4 (124 sites)?</text:p>
      <text:p text:style-name="P3"/>
      <text:p text:style-name="P4">- <text:span text:style-name="T5">These system sizes are not that small in this circumstance. Given that the number of Gillespie steps required for equilibration scales aggressively in the system size (to the third power in the number of lattice sites), we have to pay dearly for any increase in system size. We have repeated (with sparser data points, so the curves don’t look as convincing on their own) our 64-size calculations at size 32, 128 and 256, and they are in agreement, at least until lambda becomes very small (at which point larger calculations fail at larger lambda because they take longer to converge). Thus, we are satisfied that size 64 is the best compromise in terms of getting good statistics with minimal edge-effect. The calculations done in figure 4 were done a few years ago, before we realised we could get better statistics with cheaper calculations; we do not wish to repeat those calculations as they are extremely time-consuming.</text:span><text:line-break/><text:line-break/>6) Below Fig. 2, it is reported that "Firstly, we should note that we<text:line-break/>only have an MFT prediction for the flow rate as a function of<text:line-break/>$\lambda$, since $\rho(x)$ stops being unique when $\lambda$ drops<text:line-break/>below 1/4 and so the MFT lacks predictive power. For low-stickiness,<text:line-break/>when $\lambda&gt;1/4$, the MFT is in good agreement with the<text:line-break/>simulations."<text:line-break/><text:line-break/>How is this conclusion drawn by the authors?</text:p>
      <text:p text:style-name="P4"/>
      <text:p text:style-name="P5">- <text:span text:style-name="T6">One can see from the plots that the MFT is a good fit to the data when lambda&gt;0.25. The result about the density is quite quick to derive, but space is extremely limited in a PRL letter so we didn’t think it was interesting enough to go in.</text:span><text:line-break/><text:line-break/>Minor comments:<text:line-break/><text:line-break/>7) This is certainly a matter of taste, but in relation to the kinetic<text:line-break/>Monte Carlo integration I would cite the following papers<text:line-break/><text:line-break/>- A. B. Bortz, M. H. Kalos, J. L. Lebowitz, J. Comput. Phys. 17, 10<text:line-break/>(1975).<text:line-break/><text:line-break/>- A. Prados, J. J. Brey and B. Sánchez-Rey, J. Stat. Phys. 89, 709-734<text:line-break/>(1997).<text:line-break/><text:soft-page-break/><text:line-break/>Instead of (or in addition to) Gillespie's. The first one introduces<text:line-break/>the n-fold way employed by KMCLIB, the second one shows that this kind<text:line-break/>of KMC algorithms solve the master equation numerically.</text:p>
      <text:p text:style-name="P5"/>
      <text:p text:style-name="P5">-<text:span text:style-name="T7">You are correct, they are a bit more useful than the original, so we have included them.</text:span></text:p>
      <text:p text:style-name="P5"/>
      <text:p text:style-name="P5"/>
      <text:p text:style-name="P5">8) I would definitely start a new paragraph with the sentence "We have<text:line-break/>used this setup to explore three scenarios, discussed in the following<text:line-break/>sections." in the paragraph below (7), changing "this setup" for "the<text:line-break/>setup above", for example.</text:p>
      <text:p text:style-name="P5"/>
      <text:p text:style-name="P5">-<text:span text:style-name="T7">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6:59:58.049188352</meta:creation-date>
    <dc:date>2018-05-04T18:16:56.838558793</dc:date>
    <meta:editing-duration>PT26M8S</meta:editing-duration>
    <meta:editing-cycles>1</meta:editing-cycles>
    <meta:document-statistic meta:table-count="0" meta:image-count="0" meta:object-count="0" meta:page-count="6" meta:paragraph-count="17" meta:word-count="2228" meta:character-count="13252" meta:non-whitespace-character-count="10986"/>
    <meta:generator>LibreOffice/5.1.6.2$Linux_X86_64 LibreOffice_project/10m0$Build-2</meta:generator>
  </office:meta>
</office:document-meta>
</file>